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style:font-name-complex="Segoe UI"/>
    </style:style>
    <style:style style:name="P2" style:parent-style-name="Textbody" style:family="paragraph">
      <style:text-properties style:font-name="Segoe UI" style:font-name-complex="Segoe UI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Segoe UI" style:font-name-complex="Segoe UI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Segoe UI" style:font-name-complex="Segoe UI" fo:color="#00A933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egoe UI" style:font-name-complex="Segoe UI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Segoe UI" style:font-name-complex="Segoe UI" fo:color="#00A933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style:font-name-complex="Segoe UI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Segoe UI" style:font-name-complex="Segoe UI" fo:color="#00A933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Segoe UI" style:font-name-complex="Segoe UI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Segoe UI" style:font-name-complex="Segoe UI" fo:color="#00A933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Segoe UI" style:font-name-complex="Segoe U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Segoe UI" style:font-name-complex="Segoe UI" fo:color="#00A933"/>
    </style:style>
    <style:style style:name="P31" style:parent-style-name="Textbody" style:family="paragraph">
      <style:text-properties style:font-name="Segoe UI" style:font-name-complex="Segoe UI"/>
    </style:style>
    <style:style style:name="P32" style:parent-style-name="Textbody" style:family="paragraph">
      <style:text-properties style:font-name="Segoe UI" style:font-name-complex="Segoe UI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3465in" style:use-optimal-column-width="false"/>
    </style:style>
    <style:style style:name="Table33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Segoe UI" style:font-name-complex="Segoe UI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Segoe UI" style:font-name-complex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Segoe UI" style:font-name-complex="Segoe U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Segoe UI" style:font-name-complex="Segoe U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Segoe UI" style:font-name-complex="Segoe UI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Segoe UI" style:font-name-complex="Segoe U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Segoe UI" style:font-name-complex="Segoe UI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Segoe UI" style:font-name-complex="Segoe U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Segoe UI" style:font-name-complex="Segoe UI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Segoe UI" style:font-name-complex="Segoe U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Segoe UI" style:font-name-complex="Segoe UI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Segoe UI" style:font-name-complex="Segoe U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Segoe UI" style:font-name-complex="Segoe UI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Segoe UI" style:font-name-complex="Segoe U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style:font-name-complex="Segoe UI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style:font-name-complex="Segoe U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style:font-name-complex="Segoe UI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style:font-name-complex="Segoe U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Segoe UI" style:font-name-complex="Segoe UI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Segoe UI" style:font-name-complex="Segoe UI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Segoe UI" style:font-name-complex="Segoe U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Phôngmặcđịnhcủađoạnvăn" style:family="text">
      <style:text-properties style:font-name="Segoe UI" style:font-name-complex="Segoe UI" fo:color="#70AD47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style:font-name-complex="Segoe UI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Phôngmặcđịnhcủađoạnvăn" style:family="text">
      <style:text-properties style:font-name="Segoe UI" style:font-name-complex="Segoe UI" fo:color="#70AD47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style:font-name-complex="Segoe UI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style:font-name-complex="Segoe UI" fo:color="#70AD47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Segoe UI" style:font-name-complex="Segoe UI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Segoe UI" style:font-name-complex="Segoe U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Segoe UI" style:font-name-complex="Segoe UI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Segoe UI" style:font-name-complex="Segoe UI"/>
    </style:style>
    <style:style style:name="P111" style:parent-style-name="Textbody" style:family="paragraph">
      <style:text-properties style:font-name="Segoe UI" style:font-name-complex="Segoe UI"/>
    </style:style>
    <style:style style:name="P112" style:parent-style-name="Textbody" style:family="paragraph">
      <style:text-properties style:font-name="Segoe UI" style:font-name-complex="Segoe UI"/>
    </style:style>
    <style:style style:name="P113" style:parent-style-name="Textbody" style:family="paragraph">
      <style:text-properties style:font-name="Segoe UI" style:font-name-complex="Segoe UI"/>
    </style:style>
    <style:style style:name="TableColumn115" style:family="table-column">
      <style:table-column-properties style:column-width="3.3465in" style:use-optimal-column-width="false"/>
    </style:style>
    <style:style style:name="TableColumn116" style:family="table-column">
      <style:table-column-properties style:column-width="3.775in" style:use-optimal-column-width="false"/>
    </style:style>
    <style:style style:name="Table114" style:family="table">
      <style:table-properties style:width="7.1215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Segoe UI" style:font-name-complex="Segoe UI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Segoe UI" style:font-name-complex="Segoe UI" fo:color="#00A933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Segoe UI" style:font-name-complex="Segoe UI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Segoe UI" style:font-name-complex="Segoe UI" fo:color="#00A933"/>
    </style:style>
    <style:style style:name="TableRow127" style:family="table-row">
      <style:table-row-properties style:min-row-height="0.1055in"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style:font-name-complex="Segoe U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style:font-name-complex="Segoe UI" fo:color="#000000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style:font-name-complex="Segoe U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style:font-name-complex="Segoe UI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Segoe UI" style:font-name-complex="Segoe U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1" style:parent-style-name="Phôngmặcđịnhcủađoạnvăn" style:family="text">
      <style:text-properties style:font-name="Segoe UI" style:font-name-complex="Segoe UI"/>
    </style:style>
    <style:style style:name="T142" style:parent-style-name="Phôngmặcđịnhcủađoạnvăn" style:family="text">
      <style:text-properties style:font-name="Segoe UI" style:font-name-complex="Segoe UI" fo:language="vi" fo:country="V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Segoe UI" style:font-name-complex="Segoe UI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Segoe UI" style:font-name-complex="Segoe UI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Segoe UI" style:font-name-complex="Segoe UI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Segoe UI" style:font-name-complex="Segoe UI"/>
    </style:style>
    <style:style style:name="TableRow153" style:family="table-row">
      <style:table-row-properties style:min-row-height="1.118in"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Segoe UI" style:font-name-complex="Segoe UI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Segoe UI" style:font-name-complex="Segoe UI"/>
    </style:style>
    <style:style style:name="P158" style:parent-style-name="TableContents" style:family="paragraph">
      <style:text-properties style:font-name="Segoe UI" style:font-name-complex="Segoe UI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Segoe UI" style:font-name-complex="Segoe UI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Segoe UI" style:font-name-complex="Segoe UI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Segoe UI" style:font-name-complex="Segoe UI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Segoe UI" style:font-name-complex="Segoe UI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Segoe UI" style:font-name-complex="Segoe UI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Segoe UI" style:font-name-complex="Segoe UI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Segoe UI" style:font-name-complex="Segoe UI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Segoe UI" style:font-name-complex="Segoe UI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Segoe UI" style:font-name-complex="Segoe UI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Segoe UI" style:font-name-complex="Segoe UI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Segoe UI" style:font-name-complex="Segoe UI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Segoe UI" style:font-name-complex="Segoe UI"/>
    </style:style>
    <style:style style:name="TableRow189" style:family="table-row">
      <style:table-row-properties style:min-row-height="0.084in"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Segoe UI" style:font-name-complex="Segoe UI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Segoe UI" style:font-name-complex="Segoe UI"/>
    </style:style>
    <style:style style:name="P194" style:parent-style-name="Standard" style:family="paragraph">
      <style:text-properties style:font-name="Segoe UI" style:font-name-complex="Segoe UI"/>
    </style:style>
    <style:style style:name="P195" style:parent-style-name="Standard" style:family="paragraph">
      <style:text-properties style:font-name="Segoe UI" style:font-name-complex="Segoe UI"/>
    </style:style>
    <style:style style:name="P196" style:parent-style-name="Standard" style:family="paragraph">
      <style:text-properties style:font-name="Segoe UI" style:font-name-complex="Segoe UI"/>
    </style:style>
    <style:style style:name="P197" style:parent-style-name="Standard" style:family="paragraph">
      <style:text-properties style:font-name="Segoe UI" style:font-name-complex="Segoe UI"/>
    </style:style>
    <style:style style:name="P198" style:parent-style-name="Standard" style:family="paragraph">
      <style:text-properties style:font-name="Segoe UI" style:font-name-complex="Segoe UI"/>
    </style:style>
    <style:style style:name="P199" style:parent-style-name="Standard" style:family="paragraph">
      <style:text-properties style:font-name="Segoe UI" style:font-name-complex="Segoe UI"/>
    </style:style>
    <style:style style:name="P200" style:parent-style-name="Standard" style:family="paragraph">
      <style:text-properties style:font-name="Segoe UI" style:font-name-complex="Segoe UI"/>
    </style:style>
    <style:style style:name="P201" style:parent-style-name="Standard" style:family="paragraph">
      <style:text-properties style:font-name="Segoe UI" style:font-name-complex="Segoe UI"/>
    </style:style>
    <style:style style:name="P202" style:parent-style-name="Standard" style:family="paragraph">
      <style:text-properties style:font-name="Segoe UI" style:font-name-complex="Segoe UI"/>
    </style:style>
    <style:style style:name="TableColumn204" style:family="table-column">
      <style:table-column-properties style:column-width="3.3465in" style:use-optimal-column-width="false"/>
    </style:style>
    <style:style style:name="TableColumn205" style:family="table-column">
      <style:table-column-properties style:column-width="3.3465in" style:use-optimal-column-width="false"/>
    </style:style>
    <style:style style:name="Table203" style:family="table">
      <style:table-properties style:width="6.693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Segoe UI" style:font-name-complex="Segoe UI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Segoe UI" style:font-name-complex="Segoe UI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Segoe UI" style:font-name-complex="Segoe UI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Segoe UI" style:font-name-complex="Segoe UI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Segoe UI" style:font-name-complex="Segoe UI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Segoe UI" style:font-name-complex="Segoe UI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Segoe UI" style:font-name-complex="Segoe UI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Segoe UI" style:font-name-complex="Segoe UI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Segoe UI" style:font-name-complex="Segoe UI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Segoe UI" style:font-name-complex="Segoe UI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Segoe UI" style:font-name-complex="Segoe UI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Segoe UI" style:font-name-complex="Segoe UI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Segoe UI" style:font-name-complex="Segoe UI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Segoe UI" style:font-name-complex="Segoe UI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Segoe UI" style:font-name-complex="Segoe UI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Segoe UI" style:font-name-complex="Segoe UI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Segoe UI" style:font-name-complex="Segoe UI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Segoe UI" style:font-name-complex="Segoe UI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Segoe UI" style:font-name-complex="Segoe UI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Segoe UI" style:font-name-complex="Segoe UI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Segoe UI" style:font-name-complex="Segoe UI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Segoe UI" style:font-name-complex="Segoe UI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Segoe UI" style:font-name-complex="Segoe UI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Segoe UI" style:font-name-complex="Segoe UI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Segoe UI" style:font-name-complex="Segoe UI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Segoe UI" style:font-name-complex="Segoe UI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Segoe UI" style:font-name-complex="Segoe UI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Segoe UI" style:font-name-complex="Segoe UI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Segoe UI" style:font-name-complex="Segoe UI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Segoe UI" style:font-name-complex="Segoe UI"/>
    </style:style>
    <style:style style:name="P281" style:parent-style-name="Standard" style:family="paragraph">
      <style:text-properties style:font-name="Segoe UI" style:font-name-complex="Segoe UI"/>
    </style:style>
    <style:style style:name="P282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TableColumn284" style:family="table-column">
      <style:table-column-properties style:column-width="3.3465in" style:use-optimal-column-width="false"/>
    </style:style>
    <style:style style:name="TableColumn285" style:family="table-column">
      <style:table-column-properties style:column-width="3.3465in" style:use-optimal-column-width="false"/>
    </style:style>
    <style:style style:name="Table283" style:family="table">
      <style:table-properties style:width="6.693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Segoe UI" style:font-name-complex="Segoe UI"/>
    </style:style>
    <style:style style:name="TableCell2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Segoe UI" style:font-name-complex="Segoe UI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Segoe UI" style:font-name-complex="Segoe UI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Segoe UI" style:font-name-complex="Segoe UI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Segoe UI" style:font-name-complex="Segoe UI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Segoe UI" style:font-name-complex="Segoe UI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Segoe UI" style:font-name-complex="Segoe UI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Segoe UI" style:font-name-complex="Segoe UI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Segoe UI" style:font-name-complex="Segoe UI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Segoe UI" style:font-name-complex="Segoe UI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Segoe UI" style:font-name-complex="Segoe UI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Segoe UI" style:font-name-complex="Segoe UI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Segoe UI" style:font-name-complex="Segoe UI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Segoe UI" style:font-name-complex="Segoe UI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Segoe UI" style:font-name-complex="Segoe UI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Segoe UI" style:font-name-complex="Segoe UI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Segoe UI" style:font-name-complex="Segoe UI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Segoe UI" style:font-name-complex="Segoe UI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Segoe UI" style:font-name-complex="Segoe UI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Segoe UI" style:font-name-complex="Segoe UI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Segoe UI" style:font-name-complex="Segoe UI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Segoe UI" style:font-name-complex="Segoe UI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Segoe UI" style:font-name-complex="Segoe UI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Segoe UI" style:font-name-complex="Segoe UI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Segoe UI" style:font-name-complex="Segoe UI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Segoe UI" style:font-name-complex="Segoe UI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Segoe UI" style:font-name-complex="Segoe UI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Segoe UI" style:font-name-complex="Segoe UI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Segoe UI" style:font-name-complex="Segoe UI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Segoe UI" style:font-name-complex="Segoe UI"/>
    </style:style>
    <style:style style:name="P361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62" style:parent-style-name="Standard" style:family="paragraph">
      <style:text-properties style:font-name="Segoe UI" style:font-name-complex="Segoe UI"/>
    </style:style>
    <style:style style:name="P363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64" style:parent-style-name="Standard" style:family="paragraph">
      <style:text-properties style:font-name="Segoe UI" style:font-name-complex="Segoe UI"/>
    </style:style>
    <style:style style:name="P365" style:parent-style-name="Standard" style:family="paragraph">
      <style:text-properties style:font-name="Segoe UI" style:font-name-complex="Segoe UI"/>
    </style:style>
    <style:style style:name="P366" style:parent-style-name="Standard" style:family="paragraph">
      <style:text-properties style:font-name="Segoe UI" style:font-name-complex="Segoe UI"/>
    </style:style>
    <style:style style:name="P367" style:parent-style-name="Standard" style:family="paragraph">
      <style:text-properties style:font-name="Segoe UI" style:font-name-complex="Segoe UI"/>
    </style:style>
    <style:style style:name="P368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69" style:parent-style-name="Standard" style:family="paragraph">
      <style:text-properties style:font-name="Segoe UI" style:font-name-complex="Segoe UI"/>
    </style:style>
    <style:style style:name="P370" style:parent-style-name="Standard" style:family="paragraph">
      <style:text-properties style:font-name="Segoe UI" style:font-name-complex="Segoe UI"/>
    </style:style>
    <style:style style:name="P371" style:parent-style-name="Standard" style:family="paragraph">
      <style:text-properties style:font-name="Segoe UI" style:font-name-complex="Segoe UI"/>
    </style:style>
    <style:style style:name="P372" style:parent-style-name="Standard" style:family="paragraph">
      <style:text-properties style:font-name="Segoe UI" style:font-name-complex="Segoe UI"/>
    </style:style>
    <style:style style:name="T373" style:parent-style-name="Phôngmặcđịnhcủađoạnvăn" style:family="text">
      <style:text-properties style:font-name="Segoe UI" style:font-name-complex="Segoe UI"/>
    </style:style>
    <style:style style:name="T374" style:parent-style-name="Siêukếtnối" style:family="text">
      <style:text-properties style:font-name="Segoe UI" style:font-name-complex="Segoe UI"/>
    </style:style>
    <style:style style:name="T375" style:parent-style-name="Siêukếtnối" style:family="text">
      <style:text-properties style:font-name="Segoe UI" style:font-name-complex="Segoe UI"/>
    </style:style>
    <style:style style:name="T376" style:parent-style-name="Siêukếtnối" style:family="text">
      <style:text-properties style:font-name="Segoe UI" style:font-name-complex="Segoe UI"/>
    </style:style>
    <style:style style:name="T377" style:parent-style-name="Siêukếtnối" style:family="text">
      <style:text-properties style:font-name="Segoe UI" style:font-name-complex="Segoe UI"/>
    </style:style>
    <style:style style:name="T378" style:parent-style-name="Phôngmặcđịnhcủađoạnvăn" style:family="text">
      <style:text-properties style:font-name="Segoe UI" style:font-name-complex="Segoe UI"/>
    </style:style>
    <style:style style:name="T379" style:parent-style-name="Phôngmặcđịnhcủađoạnvăn" style:family="text">
      <style:text-properties style:font-name="Segoe UI" style:font-name-complex="Segoe UI"/>
    </style:style>
    <style:style style:name="T380" style:parent-style-name="Phôngmặcđịnhcủađoạnvăn" style:family="text">
      <style:text-properties style:font-name="Segoe UI" style:font-name-complex="Segoe UI"/>
    </style:style>
    <style:style style:name="T381" style:parent-style-name="Phôngmặcđịnhcủađoạnvăn" style:family="text">
      <style:text-properties style:font-name="Segoe UI" style:font-name-complex="Segoe UI"/>
    </style:style>
    <style:style style:name="T382" style:parent-style-name="Phôngmặcđịnhcủađoạnvăn" style:family="text">
      <style:text-properties style:font-name="Segoe UI" style:font-name-complex="Segoe UI"/>
    </style:style>
    <style:style style:name="T383" style:parent-style-name="Phôngmặcđịnhcủađoạnvăn" style:family="text">
      <style:text-properties style:font-name="Segoe UI" style:font-name-complex="Segoe UI"/>
    </style:style>
    <style:style style:name="T384" style:parent-style-name="Phôngmặcđịnhcủađoạnvăn" style:family="text">
      <style:text-properties style:font-name="Segoe UI" style:font-name-complex="Segoe UI"/>
    </style:style>
    <style:style style:name="T385" style:parent-style-name="Phôngmặcđịnhcủađoạnvăn" style:family="text">
      <style:text-properties style:font-name="Segoe UI" style:font-name-complex="Segoe UI"/>
    </style:style>
    <style:style style:name="T386" style:parent-style-name="Phôngmặcđịnhcủađoạnvăn" style:family="text">
      <style:text-properties style:font-name="Segoe UI" style:font-name-complex="Segoe UI"/>
    </style:style>
    <style:style style:name="T387" style:parent-style-name="Phôngmặcđịnhcủađoạnvăn" style:family="text">
      <style:text-properties style:font-name="Segoe UI" style:font-name-complex="Segoe UI"/>
    </style:style>
    <style:style style:name="T388" style:parent-style-name="Phôngmặcđịnhcủađoạnvăn" style:family="text">
      <style:text-properties style:font-name="Segoe UI" style:font-name-complex="Segoe UI"/>
    </style:style>
    <style:style style:name="T389" style:parent-style-name="Phôngmặcđịnhcủađoạnvăn" style:family="text">
      <style:text-properties style:font-name="Segoe UI" style:font-name-complex="Segoe UI"/>
    </style:style>
    <style:style style:name="T390" style:parent-style-name="Phôngmặcđịnhcủađoạnvăn" style:family="text">
      <style:text-properties style:font-name="Segoe UI" style:font-name-complex="Segoe UI"/>
    </style:style>
    <style:style style:name="T391" style:parent-style-name="Phôngmặcđịnhcủađoạnvăn" style:family="text">
      <style:text-properties style:font-name="Segoe UI" style:font-name-complex="Segoe UI"/>
    </style:style>
    <style:style style:name="T392" style:parent-style-name="Phôngmặcđịnhcủađoạnvăn" style:family="text">
      <style:text-properties style:font-name="Segoe UI" style:font-name-complex="Segoe UI"/>
    </style:style>
    <style:style style:name="T393" style:parent-style-name="Phôngmặcđịnhcủađoạnvăn" style:family="text">
      <style:text-properties style:font-name="Segoe UI" style:font-name-complex="Segoe UI"/>
    </style:style>
    <style:style style:name="T394" style:parent-style-name="Phôngmặcđịnhcủađoạnvăn" style:family="text">
      <style:text-properties style:font-name="Segoe UI" style:font-name-complex="Segoe UI"/>
    </style:style>
    <style:style style:name="T395" style:parent-style-name="Phôngmặcđịnhcủađoạnvăn" style:family="text">
      <style:text-properties style:font-name="Segoe UI" style:font-name-complex="Segoe UI"/>
    </style:style>
    <style:style style:name="T396" style:parent-style-name="Phôngmặcđịnhcủađoạnvăn" style:family="text">
      <style:text-properties style:font-name="Segoe UI" style:font-name-complex="Segoe UI"/>
    </style:style>
    <style:style style:name="T397" style:parent-style-name="Phôngmặcđịnhcủađoạnvăn" style:family="text">
      <style:text-properties style:font-name="Segoe UI" style:font-name-complex="Segoe UI"/>
    </style:style>
    <style:style style:name="T398" style:parent-style-name="Phôngmặcđịnhcủađoạnvăn" style:family="text">
      <style:text-properties style:font-name="Segoe UI" style:font-name-complex="Segoe UI"/>
    </style:style>
    <style:style style:name="T399" style:parent-style-name="Phôngmặcđịnhcủađoạnvăn" style:family="text">
      <style:text-properties style:font-name="Segoe UI" style:font-name-complex="Segoe UI"/>
    </style:style>
    <style:style style:name="T400" style:parent-style-name="Phôngmặcđịnhcủađoạnvăn" style:family="text">
      <style:text-properties style:font-name="Segoe UI" style:font-name-complex="Segoe UI"/>
    </style:style>
    <style:style style:name="T401" style:parent-style-name="Phôngmặcđịnhcủađoạnvăn" style:family="text">
      <style:text-properties style:font-name="Segoe UI" style:font-name-complex="Segoe UI"/>
    </style:style>
    <style:style style:name="T402" style:parent-style-name="Phôngmặcđịnhcủađoạnvăn" style:family="text">
      <style:text-properties style:font-name="Segoe UI" style:font-name-complex="Segoe UI"/>
    </style:style>
    <style:style style:name="T403" style:parent-style-name="Phôngmặcđịnhcủađoạnvăn" style:family="text">
      <style:text-properties style:font-name="Segoe UI" style:font-name-complex="Segoe UI"/>
    </style:style>
    <style:style style:name="T404" style:parent-style-name="Phôngmặcđịnhcủađoạnvăn" style:family="text">
      <style:text-properties style:font-name="Segoe UI" style:font-name-complex="Segoe UI"/>
    </style:style>
    <style:style style:name="T40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0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0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08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09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0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1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2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3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4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5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6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7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8" style:parent-style-name="Phôngmặcđịnhcủađoạnvăn" style:family="text">
      <style:text-properties style:font-name="Segoe UI" style:font-name-complex="Segoe UI" fo:font-weight="bold" style:font-weight-asian="bold" style:font-weight-complex="bold"/>
    </style:style>
    <style:style style:name="T419" style:parent-style-name="Phôngmặcđịnhcủađoạnvăn" style:family="text">
      <style:text-properties style:font-name="Segoe UI" style:font-name-complex="Segoe UI"/>
    </style:style>
    <style:style style:name="T420" style:parent-style-name="Phôngmặcđịnhcủađoạnvăn" style:family="text">
      <style:text-properties style:font-name="Segoe UI" style:font-name-complex="Segoe UI"/>
    </style:style>
    <style:style style:name="T421" style:parent-style-name="Phôngmặcđịnhcủađoạnvăn" style:family="text">
      <style:text-properties style:font-name="Segoe UI" style:font-name-complex="Segoe UI"/>
    </style:style>
    <style:style style:name="T422" style:parent-style-name="Phôngmặcđịnhcủađoạnvăn" style:family="text">
      <style:text-properties style:font-name="Segoe UI" style:font-name-complex="Segoe UI"/>
    </style:style>
    <style:style style:name="T423" style:parent-style-name="Phôngmặcđịnhcủađoạnvăn" style:family="text">
      <style:text-properties style:font-name="Segoe UI" style:font-name-complex="Segoe UI"/>
    </style:style>
  </office:automatic-styles>
  <office:body>
    <office:text text:use-soft-page-breaks="true">
      <text:p text:style-name="P1">QUẢN LÝ USE CASE DIAGRAM</text:p>
      <text:p text:style-name="P2">Làm thế<text:s/>nào để<text:s/>đặc tả<text:s/>use case +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verview</text:p>
          </table:table-cell>
          <table:table-cell table:style-name="TableCell9">
            <text:p text:style-name="P10">Done</text:p>
          </table:table-cell>
        </table:table-row>
        <table:table-row table:style-name="TableRow11">
          <table:table-cell table:style-name="TableCell12">
            <text:p text:style-name="P13">Guest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P18">User</text:p>
          </table:table-cell>
          <table:table-cell table:style-name="TableCell19">
            <text:p text:style-name="P20">Done</text:p>
          </table:table-cell>
        </table:table-row>
        <table:table-row table:style-name="TableRow21">
          <table:table-cell table:style-name="TableCell22">
            <text:p text:style-name="P23">Nhà phân phối(Provider)</text:p>
          </table:table-cell>
          <table:table-cell table:style-name="TableCell24">
            <text:p text:style-name="P25">Done</text:p>
          </table:table-cell>
        </table:table-row>
        <table:table-row table:style-name="TableRow26">
          <table:table-cell table:style-name="TableCell27">
            <text:p text:style-name="P28">Admin</text:p>
          </table:table-cell>
          <table:table-cell table:style-name="TableCell29">
            <text:p text:style-name="P30">Done</text:p>
          </table:table-cell>
        </table:table-row>
      </table:table>
      <text:p text:style-name="P31"/>
      <text:p text:style-name="P32">Đặc tả<text:s/>use cas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Đăng ký</text:p>
          </table:table-cell>
          <table:table-cell table:style-name="TableCell39">
            <text:p text:style-name="P40">Xong</text:p>
          </table:table-cell>
        </table:table-row>
        <table:table-row table:style-name="TableRow41">
          <table:table-cell table:style-name="TableCell42">
            <text:p text:style-name="P43">Đăng nhập</text:p>
          </table:table-cell>
          <table:table-cell table:style-name="TableCell44">
            <text:p text:style-name="P45">Xong</text:p>
          </table:table-cell>
        </table:table-row>
        <table:table-row table:style-name="TableRow46">
          <table:table-cell table:style-name="TableCell47">
            <text:p text:style-name="P48">Đăng xuất</text:p>
          </table:table-cell>
          <table:table-cell table:style-name="TableCell49">
            <text:p text:style-name="P50">Chưa làm</text:p>
          </table:table-cell>
        </table:table-row>
        <table:table-row table:style-name="TableRow51">
          <table:table-cell table:style-name="TableCell52">
            <text:p text:style-name="P53">Xem sản phẩm</text:p>
          </table:table-cell>
          <table:table-cell table:style-name="TableCell54">
            <text:p text:style-name="P55">Xong</text:p>
          </table:table-cell>
        </table:table-row>
        <table:table-row table:style-name="TableRow56">
          <table:table-cell table:style-name="TableCell57">
            <text:p text:style-name="P58">xem trang giới thiệu công ty</text:p>
          </table:table-cell>
          <table:table-cell table:style-name="TableCell59">
            <text:p text:style-name="P60">Xong</text:p>
          </table:table-cell>
        </table:table-row>
        <table:table-row table:style-name="TableRow61">
          <table:table-cell table:style-name="TableCell62">
            <text:p text:style-name="P63">Xem trang liên hệ<text:s/>nhà phân phối</text:p>
          </table:table-cell>
          <table:table-cell table:style-name="TableCell64">
            <text:p text:style-name="P65">Chưa làm</text:p>
          </table:table-cell>
        </table:table-row>
        <table:table-row table:style-name="TableRow66">
          <table:table-cell table:style-name="TableCell67">
            <text:p text:style-name="P68">Xem trang tin tức</text:p>
          </table:table-cell>
          <table:table-cell table:style-name="TableCell69">
            <text:p text:style-name="P70">Chưa làm</text:p>
          </table:table-cell>
        </table:table-row>
        <table:table-row table:style-name="TableRow71">
          <table:table-cell table:style-name="TableCell72">
            <text:p text:style-name="P73">Gửi yêu cầu liên hệ<text:s/>nhà phân phối</text:p>
          </table:table-cell>
          <table:table-cell table:style-name="TableCell74">
            <text:p text:style-name="P75">Chưa làm</text:p>
          </table:table-cell>
        </table:table-row>
        <table:table-row table:style-name="TableRow76">
          <table:table-cell table:style-name="TableCell77">
            <text:p text:style-name="P78">Sửa sản phẩm(Nhà phân phối)</text:p>
          </table:table-cell>
          <table:table-cell table:style-name="TableCell79">
            <text:p text:style-name="P80">Chưa làm</text:p>
          </table:table-cell>
        </table:table-row>
        <table:table-row table:style-name="TableRow81">
          <table:table-cell table:style-name="TableCell82">
            <text:p text:style-name="P83">Xóa sản phẩm (Nhà phân phối)</text:p>
          </table:table-cell>
          <table:table-cell table:style-name="TableCell84">
            <text:p text:style-name="P85">Chưa làm</text:p>
          </table:table-cell>
        </table:table-row>
        <table:table-row table:style-name="TableRow86">
          <table:table-cell table:style-name="TableCell87">
            <text:p text:style-name="P88">Thêm sản phẩm (NPP)</text:p>
          </table:table-cell>
          <table:table-cell table:style-name="TableCell89">
            <text:p text:style-name="TableContents"><text:span text:style-name="T90">Xong</text:span></text:p>
          </table:table-cell>
        </table:table-row>
        <table:table-row table:style-name="TableRow91">
          <table:table-cell table:style-name="TableCell92">
            <text:p text:style-name="P93">Thêm danh mục sản phẩm(NPP)</text:p>
          </table:table-cell>
          <table:table-cell table:style-name="TableCell94">
            <text:p text:style-name="TableContents"><text:span text:style-name="T95">Xong</text:span></text:p>
          </table:table-cell>
        </table:table-row>
        <table:table-row table:style-name="TableRow96">
          <table:table-cell table:style-name="TableCell97">
            <text:p text:style-name="P98">Sửa trang giới thiệu</text:p>
          </table:table-cell>
          <table:table-cell table:style-name="TableCell99">
            <text:p text:style-name="P100">Xong</text:p>
          </table:table-cell>
        </table:table-row>
        <table:table-row table:style-name="TableRow101">
          <table:table-cell table:style-name="TableCell102">
            <text:p text:style-name="P103">Sửa trang tin tức</text:p>
          </table:table-cell>
          <table:table-cell table:style-name="TableCell104">
            <text:p text:style-name="P105">Chưa làm</text:p>
          </table:table-cell>
        </table:table-row>
        <table:table-row table:style-name="TableRow106">
          <table:table-cell table:style-name="TableCell107">
            <text:p text:style-name="P108">Sửa thông tin khác</text:p>
          </table:table-cell>
          <table:table-cell table:style-name="TableCell109">
            <text:p text:style-name="P110">Chưa làm</text:p>
          </table:table-cell>
        </table:table-row>
      </table:table>
      <text:p text:style-name="P111"/>
      <text:p text:style-name="P112"/>
      <text:p text:style-name="P113">QUẢN LÝ SEQUENCE DIAGRAM</text:p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Đăng nhập</text:p>
          </table:table-cell>
          <table:table-cell table:style-name="TableCell120">
            <text:p text:style-name="P121">Done - cần sửa một chút</text:p>
          </table:table-cell>
        </table:table-row>
        <table:table-row table:style-name="TableRow122">
          <table:table-cell table:style-name="TableCell123">
            <text:p text:style-name="P124">Đăng ký</text:p>
          </table:table-cell>
          <table:table-cell table:style-name="TableCell125">
            <text:p text:style-name="P126">Done</text:p>
          </table:table-cell>
        </table:table-row>
        <table:table-row table:style-name="TableRow127">
          <table:table-cell table:style-name="TableCell128">
            <text:p text:style-name="P129">Đăng xuất</text:p>
          </table:table-cell>
          <table:table-cell table:style-name="TableCell130">
            <text:p text:style-name="P131">Chưa làm</text:p>
          </table:table-cell>
        </table:table-row>
        <table:table-row table:style-name="TableRow132">
          <table:table-cell table:style-name="TableCell133">
            <text:p text:style-name="P134">Xem sản phẩm</text:p>
          </table:table-cell>
          <table:table-cell table:style-name="TableCell135">
            <text:p text:style-name="P136">Đã xong – đợi thảo<text:s/>luận – cần kiểm tra<text:s/></text:p>
          </table:table-cell>
        </table:table-row>
        <table:table-row table:style-name="TableRow137">
          <table:table-cell table:style-name="TableCell138">
            <text:p text:style-name="P139">xem trang giới thiệu công ty</text:p>
          </table:table-cell>
          <table:table-cell table:style-name="TableCell140">
            <text:p text:style-name="TableContents"><text:span text:style-name="T141">Đã</text:span><text:span text:style-name="T142"><text:s/>xong</text:span></text:p>
          </table:table-cell>
        </table:table-row>
        <text:soft-page-break/>
        <table:table-row table:style-name="TableRow143">
          <table:table-cell table:style-name="TableCell144">
            <text:p text:style-name="P145">Xem trang liên hệ<text:s/>nhà phân phối</text:p>
          </table:table-cell>
          <table:table-cell table:style-name="TableCell146">
            <text:p text:style-name="P147">Quá đơn giản</text:p>
          </table:table-cell>
        </table:table-row>
        <table:table-row table:style-name="TableRow148">
          <table:table-cell table:style-name="TableCell149">
            <text:p text:style-name="P150">Xem trang tin tức</text:p>
          </table:table-cell>
          <table:table-cell table:style-name="TableCell151">
            <text:p text:style-name="P152">Chưa làm</text:p>
          </table:table-cell>
        </table:table-row>
        <table:table-row table:style-name="TableRow153">
          <table:table-cell table:style-name="TableCell154">
            <text:p text:style-name="P155">Gửi yêu cầu liên hệ<text:s/>nhà phân phối</text:p>
          </table:table-cell>
          <table:table-cell table:style-name="TableCell156">
            <text:p text:style-name="P157">đang làm - cần hỏi thầy - lưu : xemHoTroKhachHangSequence</text:p>
            <text:p text:style-name="P158">Hình dưới</text:p>
          </table:table-cell>
        </table:table-row>
        <table:table-row table:style-name="TableRow159">
          <table:table-cell table:style-name="TableCell160">
            <text:p text:style-name="P161">Sửa sản<text:s/>phẩm(Nhà phân phối)</text:p>
          </table:table-cell>
          <table:table-cell table:style-name="TableCell162">
            <text:p text:style-name="P163">Chưa làm</text:p>
          </table:table-cell>
        </table:table-row>
        <table:table-row table:style-name="TableRow164">
          <table:table-cell table:style-name="TableCell165">
            <text:p text:style-name="P166">Xóa sản phẩm (Nhà phân phối)</text:p>
          </table:table-cell>
          <table:table-cell table:style-name="TableCell167">
            <text:p text:style-name="P168">Chưa làm</text:p>
          </table:table-cell>
        </table:table-row>
        <table:table-row table:style-name="TableRow169">
          <table:table-cell table:style-name="TableCell170">
            <text:p text:style-name="P171">Thêm sản phẩm (NPP)</text:p>
          </table:table-cell>
          <table:table-cell table:style-name="TableCell172">
            <text:p text:style-name="P173">Xong, cần bàn luận</text:p>
          </table:table-cell>
        </table:table-row>
        <table:table-row table:style-name="TableRow174">
          <table:table-cell table:style-name="TableCell175">
            <text:p text:style-name="P176">Thêm danh mục sản phẩm(NPP)</text:p>
          </table:table-cell>
          <table:table-cell table:style-name="TableCell177">
            <text:p text:style-name="P178">Chưa làm</text:p>
          </table:table-cell>
        </table:table-row>
        <table:table-row table:style-name="TableRow179">
          <table:table-cell table:style-name="TableCell180">
            <text:p text:style-name="P181">Sửa trang giới thiệu</text:p>
          </table:table-cell>
          <table:table-cell table:style-name="TableCell182">
            <text:p text:style-name="P183">Chưa làm</text:p>
          </table:table-cell>
        </table:table-row>
        <table:table-row table:style-name="TableRow184">
          <table:table-cell table:style-name="TableCell185">
            <text:p text:style-name="P186">Sửa trang tin tức</text:p>
          </table:table-cell>
          <table:table-cell table:style-name="TableCell187">
            <text:p text:style-name="P188">Chưa làm</text:p>
          </table:table-cell>
        </table:table-row>
        <table:table-row table:style-name="TableRow189">
          <table:table-cell table:style-name="TableCell190">
            <text:p text:style-name="P191">Sửa thông tin khác</text:p>
          </table:table-cell>
          <table:table-cell table:style-name="TableCell192">
            <text:p text:style-name="P193">Chưa làm - đơn giản hóa<text:s/>thành duy nhất: chính sách bảo hành</text:p>
          </table:table-cell>
        </table:table-row>
      </table:table>
      <text:p text:style-name="P194"/>
      <text:p text:style-name="P195"/>
      <text:p text:style-name="P196"/>
      <text:p text:style-name="P197"/>
      <text:p text:style-name="P198"/>
      <text:p text:style-name="P199"/>
      <text:p text:style-name="P200">QUẢN LÝ SƠ ĐỒ<text:s/>CLASS</text:p>
      <text:p text:style-name="P201"><text:s/></text:p>
      <text:p text:style-name="P202"/>
      <table:table table:style-name="Table203">
        <table:table-columns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Đăng ký</text:p>
          </table:table-cell>
          <table:table-cell table:style-name="TableCell209">
            <text:p text:style-name="P210">Chưa làm</text:p>
          </table:table-cell>
        </table:table-row>
        <table:table-row table:style-name="TableRow211">
          <table:table-cell table:style-name="TableCell212">
            <text:p text:style-name="P213">Đăng nhập</text:p>
          </table:table-cell>
          <table:table-cell table:style-name="TableCell214">
            <text:p text:style-name="P215">Chưa làm</text:p>
          </table:table-cell>
        </table:table-row>
        <table:table-row table:style-name="TableRow216">
          <table:table-cell table:style-name="TableCell217">
            <text:p text:style-name="P218">Đăng xuất</text:p>
          </table:table-cell>
          <table:table-cell table:style-name="TableCell219">
            <text:p text:style-name="P220">Chưa làm</text:p>
          </table:table-cell>
        </table:table-row>
        <table:table-row table:style-name="TableRow221">
          <table:table-cell table:style-name="TableCell222">
            <text:p text:style-name="P223">Xem sản phẩm</text:p>
          </table:table-cell>
          <table:table-cell table:style-name="TableCell224">
            <text:p text:style-name="P225">Chưa làm</text:p>
          </table:table-cell>
        </table:table-row>
        <table:table-row table:style-name="TableRow226">
          <table:table-cell table:style-name="TableCell227">
            <text:p text:style-name="P228">xem trang giới thiệu công ty</text:p>
          </table:table-cell>
          <table:table-cell table:style-name="TableCell229">
            <text:p text:style-name="P230">Chưa làm</text:p>
          </table:table-cell>
        </table:table-row>
        <table:table-row table:style-name="TableRow231">
          <table:table-cell table:style-name="TableCell232">
            <text:p text:style-name="P233">Xem trang liên hệ<text:s/>nhà phân phối</text:p>
          </table:table-cell>
          <table:table-cell table:style-name="TableCell234">
            <text:p text:style-name="P235">Chưa làm</text:p>
          </table:table-cell>
        </table:table-row>
        <table:table-row table:style-name="TableRow236">
          <table:table-cell table:style-name="TableCell237">
            <text:p text:style-name="P238">Xem trang tin tức</text:p>
          </table:table-cell>
          <table:table-cell table:style-name="TableCell239">
            <text:p text:style-name="P240">Chưa<text:s/>làm</text:p>
          </table:table-cell>
        </table:table-row>
        <table:table-row table:style-name="TableRow241">
          <table:table-cell table:style-name="TableCell242">
            <text:p text:style-name="P243">Gửi yêu cầu liên hệ<text:s/>nhà phân phối</text:p>
          </table:table-cell>
          <table:table-cell table:style-name="TableCell244">
            <text:p text:style-name="P245">Chưa làm</text:p>
          </table:table-cell>
        </table:table-row>
        <table:table-row table:style-name="TableRow246">
          <table:table-cell table:style-name="TableCell247">
            <text:p text:style-name="P248">Sửa sản phẩm(Nhà phân phối)</text:p>
          </table:table-cell>
          <table:table-cell table:style-name="TableCell249">
            <text:p text:style-name="P250">Chưa làm</text:p>
          </table:table-cell>
        </table:table-row>
        <table:table-row table:style-name="TableRow251">
          <table:table-cell table:style-name="TableCell252">
            <text:p text:style-name="P253">Xóa sản phẩm (Nhà phân phối)</text:p>
          </table:table-cell>
          <table:table-cell table:style-name="TableCell254">
            <text:p text:style-name="P255">Chưa làm</text:p>
          </table:table-cell>
        </table:table-row>
        <table:table-row table:style-name="TableRow256">
          <table:table-cell table:style-name="TableCell257">
            <text:p text:style-name="P258">Thêm sản phẩm (NPP)</text:p>
          </table:table-cell>
          <table:table-cell table:style-name="TableCell259">
            <text:p text:style-name="P260">Chưa làm</text:p>
          </table:table-cell>
        </table:table-row>
        <table:table-row table:style-name="TableRow261">
          <table:table-cell table:style-name="TableCell262">
            <text:p text:style-name="P263">Thêm danh mục sản phẩm(NPP)</text:p>
          </table:table-cell>
          <table:table-cell table:style-name="TableCell264">
            <text:p text:style-name="P265">Chưa làm</text:p>
          </table:table-cell>
        </table:table-row>
        <table:table-row table:style-name="TableRow266">
          <table:table-cell table:style-name="TableCell267">
            <text:p text:style-name="P268">Sửa trang giới thiệu</text:p>
          </table:table-cell>
          <table:table-cell table:style-name="TableCell269">
            <text:p text:style-name="P270">Chưa làm</text:p>
          </table:table-cell>
        </table:table-row>
        <text:soft-page-break/>
        <table:table-row table:style-name="TableRow271">
          <table:table-cell table:style-name="TableCell272">
            <text:p text:style-name="P273">Sửa trang tin tức</text:p>
          </table:table-cell>
          <table:table-cell table:style-name="TableCell274">
            <text:p text:style-name="P275">Chưa làm</text:p>
          </table:table-cell>
        </table:table-row>
        <table:table-row table:style-name="TableRow276">
          <table:table-cell table:style-name="TableCell277">
            <text:p text:style-name="P278">Sửa thông tin khác</text:p>
          </table:table-cell>
          <table:table-cell table:style-name="TableCell279">
            <text:p text:style-name="P280">Chưa làm</text:p>
          </table:table-cell>
        </table:table-row>
      </table:table>
      <text:p text:style-name="P281"/>
      <text:p text:style-name="P282">MÔ TẢ<text:s/>CHI TIẾT LỚP:<text:s/></text:p>
      <table:table table:style-name="Table283">
        <table:table-columns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Đăng ký</text:p>
          </table:table-cell>
          <table:table-cell table:style-name="TableCell289">
            <text:p text:style-name="P290">Chưa làm</text:p>
          </table:table-cell>
        </table:table-row>
        <table:table-row table:style-name="TableRow291">
          <table:table-cell table:style-name="TableCell292">
            <text:p text:style-name="P293">Đăng nhập</text:p>
          </table:table-cell>
          <table:table-cell table:style-name="TableCell294">
            <text:p text:style-name="P295">Chưa làm</text:p>
          </table:table-cell>
        </table:table-row>
        <table:table-row table:style-name="TableRow296">
          <table:table-cell table:style-name="TableCell297">
            <text:p text:style-name="P298">Đăng xuất</text:p>
          </table:table-cell>
          <table:table-cell table:style-name="TableCell299">
            <text:p text:style-name="P300">Chưa làm</text:p>
          </table:table-cell>
        </table:table-row>
        <table:table-row table:style-name="TableRow301">
          <table:table-cell table:style-name="TableCell302">
            <text:p text:style-name="P303">Xem sản phẩm</text:p>
          </table:table-cell>
          <table:table-cell table:style-name="TableCell304">
            <text:p text:style-name="P305">Chưa làm</text:p>
          </table:table-cell>
        </table:table-row>
        <table:table-row table:style-name="TableRow306">
          <table:table-cell table:style-name="TableCell307">
            <text:p text:style-name="P308">xem trang giới thiệu công ty</text:p>
          </table:table-cell>
          <table:table-cell table:style-name="TableCell309">
            <text:p text:style-name="P310">Chưa làm</text:p>
          </table:table-cell>
        </table:table-row>
        <table:table-row table:style-name="TableRow311">
          <table:table-cell table:style-name="TableCell312">
            <text:p text:style-name="P313">Xem trang liên hệ<text:s/>nhà phân phối</text:p>
          </table:table-cell>
          <table:table-cell table:style-name="TableCell314">
            <text:p text:style-name="P315">Chưa làm</text:p>
          </table:table-cell>
        </table:table-row>
        <table:table-row table:style-name="TableRow316">
          <table:table-cell table:style-name="TableCell317">
            <text:p text:style-name="P318">Xem trang tin tức</text:p>
          </table:table-cell>
          <table:table-cell table:style-name="TableCell319">
            <text:p text:style-name="P320">Chưa làm</text:p>
          </table:table-cell>
        </table:table-row>
        <table:table-row table:style-name="TableRow321">
          <table:table-cell table:style-name="TableCell322">
            <text:p text:style-name="P323">Gửi yêu cầu<text:s/>liên hệ<text:s/>nhà phân phối</text:p>
          </table:table-cell>
          <table:table-cell table:style-name="TableCell324">
            <text:p text:style-name="P325">Chưa làm</text:p>
          </table:table-cell>
        </table:table-row>
        <table:table-row table:style-name="TableRow326">
          <table:table-cell table:style-name="TableCell327">
            <text:p text:style-name="P328">Sửa sản phẩm(Nhà phân phối)</text:p>
          </table:table-cell>
          <table:table-cell table:style-name="TableCell329">
            <text:p text:style-name="P330">Chưa làm</text:p>
          </table:table-cell>
        </table:table-row>
        <table:table-row table:style-name="TableRow331">
          <table:table-cell table:style-name="TableCell332">
            <text:p text:style-name="P333">Xóa sản phẩm (Nhà phân phối)</text:p>
          </table:table-cell>
          <table:table-cell table:style-name="TableCell334">
            <text:p text:style-name="P335">Chưa làm</text:p>
          </table:table-cell>
        </table:table-row>
        <table:table-row table:style-name="TableRow336">
          <table:table-cell table:style-name="TableCell337">
            <text:p text:style-name="P338">Thêm sản phẩm (NPP)</text:p>
          </table:table-cell>
          <table:table-cell table:style-name="TableCell339">
            <text:p text:style-name="P340">Chưa làm</text:p>
          </table:table-cell>
        </table:table-row>
        <table:table-row table:style-name="TableRow341">
          <table:table-cell table:style-name="TableCell342">
            <text:p text:style-name="P343">Thêm danh mục sản phẩm(NPP)</text:p>
          </table:table-cell>
          <table:table-cell table:style-name="TableCell344">
            <text:p text:style-name="P345">Chưa làm</text:p>
          </table:table-cell>
        </table:table-row>
        <table:table-row table:style-name="TableRow346">
          <table:table-cell table:style-name="TableCell347">
            <text:p text:style-name="P348">Sửa trang giới thiệu</text:p>
          </table:table-cell>
          <table:table-cell table:style-name="TableCell349">
            <text:p text:style-name="P350">Chưa làm</text:p>
          </table:table-cell>
        </table:table-row>
        <table:table-row table:style-name="TableRow351">
          <table:table-cell table:style-name="TableCell352">
            <text:p text:style-name="P353">Sửa trang tin tức</text:p>
          </table:table-cell>
          <table:table-cell table:style-name="TableCell354">
            <text:p text:style-name="P355">Chưa làm</text:p>
          </table:table-cell>
        </table:table-row>
        <table:table-row table:style-name="TableRow356">
          <table:table-cell table:style-name="TableCell357">
            <text:p text:style-name="P358">Sửa thông tin<text:s/>khác</text:p>
          </table:table-cell>
          <table:table-cell table:style-name="TableCell359">
            <text:p text:style-name="P360">Chưa làm</text:p>
          </table:table-cell>
        </table:table-row>
      </table:table>
      <text:p text:style-name="P361"/>
      <text:p text:style-name="P362"/>
      <text:p text:style-name="P363">THIẾT KẾ<text:s/>CƠ SỞ<text:s/>DỮ<text:s/>LIÊU:</text:p>
      <text:p text:style-name="P364"><text:s/></text:p>
      <text:p text:style-name="P365">Làm song song với thiết kế<text:s/>lớp</text:p>
      <text:p text:style-name="P366">Khả<text:s/>năng chỉ<text:s/>bao các bảng: “Sản phẩm”, “Thông tin tài khoản” và “Thông tin liên hệ<text:s/>User”</text:p>
      <text:p text:style-name="P367"/>
      <text:p text:style-name="P368">THIẾT KẾ<text:s/>GIAO DIỆN</text:p>
      <text:p text:style-name="P369"/>
      <text:p text:style-name="P370">Hỏi thầy về<text:s/>việc có cần thêm các page thông tin khác không?</text:p>
      <text:p text:style-name="P371">Có cần<text:s/>viết rõ thông tin không hay chỉ<text:s/>cần viết linh tinh để<text:s/>biểu trưng</text:p>
      <text:p text:style-name="P372">Chỉnh sửa nếu cần thêm các page “Thông tin khác”: bảo hành;...</text:p>
      <text:p text:style-name="Standard"><text:span text:style-name="T373">Link:<text:s/></text:span><text:a xlink:href="https://xd.adobe.com/view/d94eb209-6274-4a1b-a742-58dc2aeda265-8c1d/" office:target-frame-name="_top" xlink:show="replace"><text:span text:style-name="T374">https://xd.adobe.com/view/d94eb209-6</text:span><text:span text:style-name="T375">274-4a1b-a742-5</text:span></text:a><text:bookmark-start text:name="_Hlt56679684"/><text:bookmark-start text:name="_Hlt56679685"/><text:a xlink:href="https://xd.adobe.com/view/d94eb209-6274-4a1b-a742-58dc2aeda265-8c1d/" office:target-frame-name="_top" xlink:show="replace"><text:span text:style-name="T376">8</text:span></text:a><text:bookmark-end text:name="_Hlt56679684"/><text:bookmark-end text:name="_Hlt56679685"/><text:a xlink:href="https://xd.adobe.com/view/d94eb209-6274-4a1b-a742-58dc2aeda265-8c1d/" office:target-frame-name="_top" xlink:show="replace"><text:span text:style-name="T377">dc2aeda265-8c1d/</text:span></text:a></text:p>
      <text:p text:style-name="Standard"/>
      <text:p text:style-name="Standard"/>
      <text:p text:style-name="Standard"/>
      <text:p text:style-name="Standard"><text:span text:style-name="T378"><text:s/>Trong ph</text:span><text:span text:style-name="T379">ầ</text:span><text:span text:style-name="T380">n thi</text:span><text:span text:style-name="T381">ế</text:span><text:span text:style-name="T382">t k</text:span><text:span text:style-name="T383">ế</text:span><text:span text:style-name="T384"><text:s/>t</text:span><text:span text:style-name="T385">ổ</text:span><text:span text:style-name="T386">ng th</text:span><text:span text:style-name="T387">ể</text:span><text:span text:style-name="T388"><text:s/>c</text:span><text:span text:style-name="T389">ủ</text:span><text:span text:style-name="T390">a báo<text:s/></text:span><text:span text:style-name="T391"><text:s text:c="8"/></text:span></text:p>
      <text:p text:style-name="Standard"/>
      <text:p text:style-name="Standard"/>
      <text:p text:style-name="Standard"><text:span text:style-name="T392">Nh</text:span><text:span text:style-name="T393">ữ</text:span><text:span text:style-name="T394">ng nhi</text:span><text:span text:style-name="T395">ệ</text:span><text:span text:style-name="T396">m v</text:span><text:span text:style-name="T397">ụ</text:span><text:span text:style-name="T398"><text:s/>còn l</text:span><text:span text:style-name="T399">ạ</text:span><text:span text:style-name="T400">i c</text:span><text:span text:style-name="T401">ầ</text:span><text:span text:style-name="T402">n ph</text:span><text:span text:style-name="T403">ả</text:span><text:span text:style-name="T404">i làm là gì?</text:span></text:p>
      <text:p text:style-name="Standard"/>
      <text:soft-page-break/>
      <text:p text:style-name="Standard"><text:span text:style-name="T405">Đ</text:span><text:span text:style-name="T406">ặ</text:span><text:span text:style-name="T407">c t</text:span><text:span text:style-name="T408">ả</text:span><text:span text:style-name="T409"><text:s/>Use case</text:span></text:p>
      <text:p text:style-name="Standard"><text:span text:style-name="T410">Sequence diagram</text:span></text:p>
      <text:p text:style-name="Standard"><text:span text:style-name="T411">Class diagram</text:span></text:p>
      <text:p text:style-name="Standard"><text:span text:style-name="T412">Mô t</text:span><text:span text:style-name="T413">ả</text:span><text:span text:style-name="T414"><text:s/>chi ti</text:span><text:span text:style-name="T415">ế</text:span><text:span text:style-name="T416">t l</text:span><text:span text:style-name="T417">ớ</text:span><text:span text:style-name="T418">p</text:span></text:p>
      <text:p text:style-name="Standard"/>
      <text:p text:style-name="Standard"><text:span text:style-name="T419">Mô t</text:span><text:span text:style-name="T420">ả</text:span><text:span text:style-name="T421"><text:s/>giao di</text:span><text:span text:style-name="T422">ệ</text:span><text:span text:style-name="T423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Danhsách" style:display-name="Danh sách" style:family="paragraph" style:parent-style-name="Textbody">
      <style:text-properties fo:hyphenate="false"/>
    </style:style>
    <style:style style:name="Chúthích" style:display-name="Chú thích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Bìnhthường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óngchúthích" style:display-name="Bóng chú thích" style:family="paragraph" style:parent-style-name="Bìnhthường">
      <style:text-properties style:font-name="Segoe UI" style:font-name-asian="Segoe UI" style:font-name-complex="Mangal" fo:font-size="9pt" style:font-size-asian="9pt" style:font-size-complex="8pt" fo:hyphenate="false"/>
    </style:style>
    <style:style style:name="CommentReference" style:display-name="Comment Reference" style:family="text" style:parent-style-name="Phôngmặcđịnhcủađoạnvăn">
      <style:text-properties fo:font-size="8pt" style:font-size-asian="8pt" style:font-size-complex="8pt"/>
    </style:style>
    <style:style style:name="CommentTextChar" style:display-name="Comment Text Char" style:family="text" style:parent-style-name="Phôngmặcđịnhcủađoạnvăn">
      <style:text-properties style:font-name-complex="Mangal"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Phôngmặcđịnhcủađoạnvăn">
      <style:text-properties style:font-name="Segoe UI" style:font-name-asian="Segoe UI" style:font-name-complex="Mangal" fo:font-size="9pt" style:font-size-asian="9pt" style:font-size-complex="8pt"/>
    </style:style>
    <style:style style:name="Siêukếtnối" style:display-name="Siêu kết nối" style:family="text" style:parent-style-name="Phôngmặcđịnhcủađoạnvăn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ĐềcậpChưagiảiquyết" style:display-name="Đề cập Chưa giải quyết" style:family="text" style:parent-style-name="Phôngmặcđịnhcủađoạnvăn">
      <style:text-properties fo:color="#605E5C" fo:background-color="#E1DFDD"/>
    </style:style>
    <style:style style:name="FollowedHyperlink" style:display-name="FollowedHyperlink" style:family="text" style:parent-style-name="Phôngmặcđịnhcủađoạnvăn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ANH NGUYEN TAT</dc:creator>
    <meta:creation-date>2020-11-19T18:00:00Z</meta:creation-date>
    <dc:date>2020-12-05T14:25:00Z</dc:date>
    <meta:template xlink:href="Normal" xlink:type="simple"/>
    <meta:editing-cycles>10</meta:editing-cycles>
    <meta:editing-duration>PT7020S</meta:editing-duration>
    <meta:document-statistic meta:page-count="4" meta:paragraph-count="6" meta:word-count="464" meta:character-count="3108" meta:row-count="22" meta:non-whitespace-character-count="2650"/>
  </office:meta>
</office:document-meta>
</file>